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0.949cm" style:rel-column-width="2419*"/>
    </style:style>
    <style:style style:name="Table1.B" style:family="table-column">
      <style:table-column-properties style:column-width="3.81cm" style:rel-column-width="9715*"/>
    </style:style>
    <style:style style:name="Table1.C" style:family="table-column">
      <style:table-column-properties style:column-width="0.533cm" style:rel-column-width="1358*"/>
    </style:style>
    <style:style style:name="Table1.D" style:family="table-column">
      <style:table-column-properties style:column-width="0.58cm" style:rel-column-width="1479*"/>
    </style:style>
    <style:style style:name="Table1.E" style:family="table-column">
      <style:table-column-properties style:column-width="0.531cm" style:rel-column-width="1353*"/>
    </style:style>
    <style:style style:name="Table1.F" style:family="table-column">
      <style:table-column-properties style:column-width="0.579cm" style:rel-column-width="1475*"/>
    </style:style>
    <style:style style:name="Table1.G" style:family="table-column">
      <style:table-column-properties style:column-width="0.794cm" style:rel-column-width="2024*"/>
    </style:style>
    <style:style style:name="Table1.H" style:family="table-column">
      <style:table-column-properties style:column-width="0.824cm" style:rel-column-width="2100*"/>
    </style:style>
    <style:style style:name="Table1.J" style:family="table-column">
      <style:table-column-properties style:column-width="0.609cm" style:rel-column-width="1551*"/>
    </style:style>
    <style:style style:name="Table1.L" style:family="table-column">
      <style:table-column-properties style:column-width="0.582cm" style:rel-column-width="1484*"/>
    </style:style>
    <style:style style:name="Table1.M" style:family="table-column">
      <style:table-column-properties style:column-width="0.9cm" style:rel-column-width="2293*"/>
    </style:style>
    <style:style style:name="Table1.N" style:family="table-column">
      <style:table-column-properties style:column-width="3.965cm" style:rel-column-width="10111*"/>
    </style:style>
    <style:style style:name="Table1.O" style:family="table-column">
      <style:table-column-properties style:column-width="0.956cm" style:rel-column-width="2437*"/>
    </style:style>
    <style:style style:name="Table1.P" style:family="table-column">
      <style:table-column-properties style:column-width="0.963cm" style:rel-column-width="2455*"/>
    </style:style>
    <style:style style:name="Table1.Q" style:family="table-column">
      <style:table-column-properties style:column-width="0.855cm" style:rel-column-width="2181*"/>
    </style:style>
    <style:style style:name="Table1.R" style:family="table-column">
      <style:table-column-properties style:column-width="0.857cm" style:rel-column-width="2185*"/>
    </style:style>
    <style:style style:name="Table1.T" style:family="table-column">
      <style:table-column-properties style:column-width="0.854cm" style:rel-column-width="2177*"/>
    </style:style>
    <style:style style:name="Table1.Y" style:family="table-column">
      <style:table-column-properties style:column-width="0.882cm" style:rel-column-width="225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Y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rsid="000a72b8" officeooo:paragraph-rsid="000a72b8" style:font-size-asian="18pt" style:font-size-complex="18pt"/>
    </style:style>
    <style:style style:name="P3" style:family="paragraph" style:parent-style-name="Table_20_Contents">
      <style:text-properties fo:font-size="18pt" officeooo:rsid="00103e5e" officeooo:paragraph-rsid="00103e5e" style:font-size-asian="18pt" style:font-size-complex="18pt"/>
    </style:style>
    <style:style style:name="P4" style:family="paragraph" style:parent-style-name="Table_20_Contents">
      <style:text-properties fo:font-size="18pt" officeooo:rsid="00103e5e" officeooo:paragraph-rsid="0022ea24" style:font-size-asian="18pt" style:font-size-complex="18pt"/>
    </style:style>
    <style:style style:name="P5" style:family="paragraph" style:parent-style-name="Table_20_Contents">
      <style:text-properties fo:font-size="18pt" officeooo:rsid="001cdba3" officeooo:paragraph-rsid="001cdba3" style:font-size-asian="18pt" style:font-size-complex="18pt"/>
    </style:style>
    <style:style style:name="P6" style:family="paragraph" style:parent-style-name="Table_20_Contents">
      <style:text-properties fo:font-size="18pt" officeooo:rsid="001e7975" officeooo:paragraph-rsid="001e7975" style:font-size-asian="18pt" style:font-size-complex="18pt"/>
    </style:style>
    <style:style style:name="P7" style:family="paragraph" style:parent-style-name="Table_20_Contents">
      <style:text-properties fo:font-size="18pt" officeooo:rsid="0022ea24" officeooo:paragraph-rsid="0022ea24" style:font-size-asian="18pt" style:font-size-complex="18pt"/>
    </style:style>
    <style:style style:name="P8" style:family="paragraph" style:parent-style-name="Table_20_Contents">
      <style:text-properties fo:font-size="18pt" officeooo:rsid="002884c1" officeooo:paragraph-rsid="002884c1" style:font-size-asian="18pt" style:font-size-complex="18pt"/>
    </style:style>
    <style:style style:name="P9" style:family="paragraph" style:parent-style-name="Standard">
      <style:text-properties fo:font-size="12pt" officeooo:rsid="0019e001" officeooo:paragraph-rsid="0019e001" style:font-size-asian="12pt" style:font-size-complex="12pt"/>
    </style:style>
    <style:style style:name="P10" style:family="paragraph" style:parent-style-name="Standard">
      <style:text-properties fo:font-size="12pt" officeooo:rsid="0023c3fa" officeooo:paragraph-rsid="0023c3fa" style:font-size-asian="12pt" style:font-size-complex="12pt"/>
    </style:style>
    <style:style style:name="P11" style:family="paragraph" style:parent-style-name="Standard">
      <style:text-properties fo:font-size="12pt" officeooo:rsid="0023c3fa" officeooo:paragraph-rsid="0024e331" style:font-size-asian="12pt" style:font-size-complex="12pt"/>
    </style:style>
    <style:style style:name="P12" style:family="paragraph" style:parent-style-name="Standard">
      <style:text-properties fo:font-size="12pt" officeooo:rsid="0024e331" officeooo:paragraph-rsid="0024e331" style:font-size-asian="12pt" style:font-size-complex="12pt"/>
    </style:style>
    <style:style style:name="P13" style:family="paragraph" style:parent-style-name="Standard">
      <style:text-properties officeooo:paragraph-rsid="000f86b9"/>
    </style:style>
    <style:style style:name="P14" style:family="paragraph" style:parent-style-name="Standard">
      <style:text-properties officeooo:rsid="002b9d18" officeooo:paragraph-rsid="002b9d18"/>
    </style:style>
    <style:style style:name="P15" style:family="paragraph" style:parent-style-name="Standard">
      <style:text-properties officeooo:paragraph-rsid="002b9d18"/>
    </style:style>
    <style:style style:name="P16" style:family="paragraph" style:parent-style-name="Standard">
      <style:text-properties fo:font-size="12pt" officeooo:rsid="00123388" officeooo:paragraph-rsid="00255108" style:font-size-asian="12pt" style:font-size-complex="12pt"/>
    </style:style>
    <style:style style:name="P17" style:family="paragraph" style:parent-style-name="Standard">
      <style:text-properties fo:font-size="12pt" officeooo:rsid="002b9d18" officeooo:paragraph-rsid="002b9d18" style:font-size-asian="12pt" style:font-size-complex="12pt"/>
    </style:style>
    <style:style style:name="P18" style:family="paragraph" style:parent-style-name="Standard">
      <style:text-properties officeooo:paragraph-rsid="0024e3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890d" style:font-weight-asian="normal" style:font-weight-complex="normal"/>
    </style:style>
    <style:style style:name="T3" style:family="text">
      <style:text-properties fo:font-weight="normal" officeooo:rsid="0022ea24" style:font-weight-asian="normal" style:font-weight-complex="normal"/>
    </style:style>
    <style:style style:name="T4" style:family="text">
      <style:text-properties fo:font-weight="normal" officeooo:rsid="0024e331" style:font-weight-asian="normal" style:font-weight-complex="normal"/>
    </style:style>
    <style:style style:name="T5" style:family="text">
      <style:text-properties fo:font-weight="normal" officeooo:rsid="00255108" style:font-weight-asian="normal" style:font-weight-complex="normal"/>
    </style:style>
    <style:style style:name="T6" style:family="text">
      <style:text-properties fo:font-weight="normal" officeooo:rsid="00270e1d" style:font-weight-asian="normal" style:font-weight-complex="normal"/>
    </style:style>
    <style:style style:name="T7" style:family="text">
      <style:text-properties fo:font-weight="normal" officeooo:rsid="002b9d18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c305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e00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3c3f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4e33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55108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fb775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86b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070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2ea2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70e1d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33aa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b9d18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23c3fa" style:font-size-asian="12pt" style:font-weight-asian="bold" style:font-size-complex="12pt" style:font-weight-complex="bold"/>
    </style:style>
    <style:style style:name="T22" style:family="text">
      <style:text-properties fo:font-size="12pt" officeooo:rsid="000f86b9" style:font-size-asian="12pt" style:font-size-complex="12pt"/>
    </style:style>
    <style:style style:name="T23" style:family="text">
      <style:text-properties officeooo:rsid="0022ea24"/>
    </style:style>
    <style:style style:name="T24" style:family="text">
      <style:text-properties officeooo:rsid="0023c3fa"/>
    </style:style>
    <style:style style:name="T25" style:family="text">
      <style:text-properties officeooo:rsid="0019e001"/>
    </style:style>
    <style:style style:name="T26" style:family="text">
      <style:text-properties officeooo:rsid="0024e3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 table:number-columns-repeated="2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Q"/>
        <table:table-column table:style-name="Table1.T"/>
        <table:table-column table:style-name="Table1.R"/>
        <table:table-column table:style-name="Table1.Q" table:number-columns-repeated="2"/>
        <table:table-column table:style-name="Table1.R"/>
        <table:table-column table:style-name="Table1.Y"/>
        <table:table-row>
          <table:table-cell table:style-name="Table1.A1" office:value-type="string">
            <text:p text:style-name="P2"/>
          </table:table-cell>
          <table:table-cell table:style-name="Table1.A1" table:number-columns-spanned="11" office:value-type="string">
            <text:p text:style-name="P8">Questão 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N1" table:number-columns-spanned="12" office:value-type="string">
            <text:p text:style-name="P8">Questão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pc</text:p>
          </table:table-cell>
          <table:table-cell table:style-name="Table1.A2" office:value-type="string">
            <text:p text:style-name="P2">inst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pc</text:p>
          </table:table-cell>
          <table:table-cell table:style-name="Table1.A2" office:value-type="string">
            <text:p text:style-name="P2">inst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9</text:p>
          </table:table-cell>
          <table:table-cell table:style-name="Table1.Y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Add r1,r2,r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Add r1,r2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Lw r1,0(r1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Lw r1,0(r1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Beq r1,r<text:span text:style-name="T23">2</text:span>,<text:span text:style-name="T23">4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Beq r1,r<text:span text:style-name="T23">2</text:span>,<text:span text:style-name="T23">4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7">Add r1,r1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7">Add r1,r1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7">Sw r1,0(r4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7">Sw r1,0(r4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7">Beq r2,r2,-5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7">Beq r2,r2,-5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Sub r6,r4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Sub r6,r4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7">Or <text:s text:c="2"/>r7,r5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7">Or <text:s text:c="2"/>r7,r5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And r9,r7,r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And r9,r7,r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</table:table>
      <text:p text:style-name="Standard"/>
      <text:p text:style-name="P13"><text:span text:style-name="T22">1) Suponha um processador <text:s/>com BEQ no quarto estágio. Suponha que o registro Ri tem o valor i, a memória(i) tem o valor i (considerando que está organizada em palavras de 32 bits, como foi considerado em aula, 4 em 4 bytes), </text:span><text:span text:style-name="T14"><text:s/>Coloque os valores ( </text:span><text:span text:style-name="T15">caso a linha seja irrelevante não coloque nada</text:span><text:span text:style-name="T14">) nas linhas de controle e <text:s/>de dados </text:span><text:span text:style-name="T16">no ciclo </text:span><text:span text:style-name="T17">6 </text:span><text:span text:style-name="T12">na figura do DATAPATH anexo </text:span><text:span text:style-name="T18">para o código do verso da folha na tabela</text:span><text:span text:style-name="T16">. </text:span><text:span text:style-name="T19">Suponha ciclo 1, </text:span><text:span text:style-name="T17">o ADD</text:span><text:span text:style-name="T19"> está no estágio busca (fetch).</text:span></text:p>
      <text:p text:style-name="P15"><text:span text:style-name="T19">2</text:span><text:span text:style-name="T20">) Refaça o exercicio no pipeline simples com inserção de NOPs para o código funcionar corretamente. Refaça considerando apenas unidade de Forwarding. </text:span></text:p>
      <text:p text:style-name="P16"><text:span text:style-name="T7">3</text:span><text:span text:style-name="T1">) Suponha </text:span><text:span text:style-name="T3">o processador com BEQ no 2 estagio e unidades de forwarding e hazard para o BEQ</text:span><text:span text:style-name="T1">. Execute novamente o código. </text:span><text:span text:style-name="T2">Identifique </text:span><text:span text:style-name="T3">a primeira situação de Forwarding </text:span><text:span text:style-name="T4">de dados </text:span><text:span text:style-name="T3">e mostre em qual ciclo ocorrerá. </text:span><text:span text:style-name="T5">Qual o próximo ciclo que ocorrerá outra situação de forwarding </text:span><text:span text:style-name="T6">envolvendo outra instrução</text:span><text:span text:style-name="T5">, identifique também a situação. <text:s/></text:span><text:span text:style-name="T3">Identifique </text:span><text:span text:style-name="T5">agora</text:span><text:span text:style-name="T3"> a primeira situação de hazard de LOAD </text:span><text:span text:style-name="T5"><text:s/>e em qual ciclo ocorrerá</text:span><text:span text:style-name="T2">. </text:span><text:span text:style-name="T6">Quais instruções estarão nos estágios de Fetch, Decode, Exec, Mem e WriteBack ?</text:span></text:p>
      <text:p text:style-name="P17"><text:span text:style-name="T6">4</text:span><text:span text:style-name="T1">) Refaça com BEQ no 2 Estágio porém sem unidades de Forward e Hazard.</text:span></text:p>
      <text:p text:style-name="P11"><text:span text:style-name="T4"/></text:p>
      <text:p text:style-name="P10"><text:soft-page-break/>4) <text:span text:style-name="T25"><text:s/>Considere o código de encontrar o menor elemento de um vetor. Vetor na posição 200 de 4 em 4 bytes, Tamanho na posição 100</text:span></text:p>
      <text:p text:style-name="P9">Considerar apenas números positivos. Grava<text:span text:style-name="T24">r</text:span> resposta em R1. R1 – menor = 0, r2 indice, r3 contador, r4 elemento Ai</text:p>
      <text:p text:style-name="P9"><text:span text:style-name="T26">0: </text:span>Lw r1, 200(r0); <text:s/>r1 ← Primeiro elemento</text:p>
      <text:p text:style-name="P9"><text:span text:style-name="T26">4: addi </text:span><text:s/>r3, <text:span text:style-name="T24">r0, </text:span>4 ; r3 = I = 4</text:p>
      <text:p text:style-name="P9"><text:span text:style-name="T26">8: </text:span>Lw r2,100(r0); r2 ← T</text:p>
      <text:p text:style-name="P9"><text:span text:style-name="T26">12:</text:span>LOOP Beq r2,r0, FIM <text:s/>if R2=0 FIM</text:p>
      <text:p text:style-name="P9"><text:span text:style-name="T26">16:</text:span><text:tab/>Lw r4,200(r3); r4 ← Ai</text:p>
      <text:p text:style-name="P9"><text:span text:style-name="T26">20:</text:span><text:tab/>Addi r3,r3,4 <text:s text:c="4"/>i++</text:p>
      <text:p text:style-name="P9"><text:span text:style-name="T26">24:</text:span><text:tab/><text:span text:style-name="T24">add</text:span>i r2,r2,-1</text:p>
      <text:p text:style-name="P9"><text:span text:style-name="T26">28:</text:span><text:tab/>Slt r5,r1,r4; <text:s/>r5 = 1 if R1 &lt; r4 =&gt; R1 menor else 0</text:p>
      <text:p text:style-name="P9"><text:span text:style-name="T26">32:</text:span><text:tab/>Bne r5,r0, Cont <text:s text:c="2"/>; If r5&lt;&gt;0, r1 é menor, pula, else troca</text:p>
      <text:p text:style-name="P9"><text:span text:style-name="T26">36:</text:span><text:tab/>Addi r1,r4,0</text:p>
      <text:p text:style-name="P9"><text:span text:style-name="T26">40: </text:span>cont<text:tab/> jump Loop</text:p>
      <text:p text:style-name="P9"><text:span text:style-name="T26">44: </text:span>Fim: <text:s/><text:span text:style-name="T26">xor r5,r5,r5</text:span></text:p>
      <text:p text:style-name="P12">48: and r6,t6,r7</text:p>
      <text:p text:style-name="P18"><text:span text:style-name="T9">Para o pipeline do código Verilog </text:span><text:span text:style-name="T11">modificado com BEQ e JUMP no </text:span><text:span text:style-name="T21">segundo estágio</text:span><text:span text:style-name="T11"> e </text:span><text:span text:style-name="T21">unidade de hazard e forward para BEQ</text:span><text:span text:style-name="T9">, </text:span><text:span text:style-name="T13">Suponha </text:span><text:span text:style-name="T10"><text:s/>um vetor com 10 elementos, </text:span><text:span text:style-name="T12">onde </text:span><text:span text:style-name="T10">o menor é trocado 4 vezes durante a execução do loop.</text:span><text:span text:style-name="T9"> Quantos Stall</text:span><text:span text:style-name="T11">s/</text:span><text:span text:style-name="T12">Flush</text:span><text:span text:style-name="T9"> ocorrem no códig</text:span><text:span text:style-name="T12">o</text:span><text:span text:style-name="T9"> </text:span><text:span text:style-name="T12">no total </text:span><text:span text:style-name="T9"><text:s/></text:span><text:span text:style-name="T12">e quais os motivos para cada tipo de stall/flush</text:span><text:span text:style-name="T10"> </text:span><text:span text:style-name="T9">? </text:span><text:span text:style-name="T10"><text:s/>Quantos ciclos irá demorar <text:s/></text:span><text:span text:style-name="T12">para o PC ter o valor 48 </text:span><text:span text:style-name="T10">?</text:span></text:p>
      <text:p text:style-name="P18"><text:span text:style-name="T10"/></text:p>
      <text:p text:style-name="P14"><text:span text:style-name="T10">5</text:span><text:span text:style-name="T8">) Refaça para os outros modelos de processador: pipeline simples, apenas Forward, Forwar/Hazard com Beq no 4 estág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39:22.980015821</meta:creation-date>
    <dc:date>2019-11-23T10:06:56.690026988</dc:date>
    <meta:editing-duration>PT2H59M24S</meta:editing-duration>
    <meta:editing-cycles>16</meta:editing-cycles>
    <meta:generator>LibreOffice/6.0.7.3$Linux_X86_64 LibreOffice_project/00m0$Build-3</meta:generator>
    <meta:print-date>2018-12-05T08:19:55.621749747</meta:print-date>
    <meta:document-statistic meta:table-count="1" meta:image-count="0" meta:object-count="0" meta:page-count="2" meta:paragraph-count="84" meta:word-count="505" meta:character-count="2591" meta:non-whitespace-character-count="2139"/>
  </office:meta>
</office:document-meta>
</file>